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1F1277F4C36BA8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11" style:family="paragraph">
      <style:paragraph-properties fo:margin-left="0.318cm" fo:margin-right="0cm" fo:text-align="center" fo:text-indent="0cm"/>
      <style:text-properties fo:font-size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T4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2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ffffff" style:font-name="Segoe UI2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438</text:span></text:p>
            <text:p text:style-name="P1"><text:span text:style-name="T2">“</text:span><text:span text:style-name="T2">A Lamb Goes Uncomplaining Forth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146cm" svg:height="7.766cm" svg:x="1.27cm" svg:y="0.87cm">
          <draw:text-box>
            <text:p text:style-name="P4"><text:span text:style-name="T4">1. </text:span><text:span text:style-name="T5">A Lamb goes uncomplaining forth,</text:span><text:span text:style-name="T5"><text:line-break/></text:span><text:span text:style-name="T5">The guilt of sinners bearing </text:span><text:span text:style-name="T5"><text:line-break/></text:span><text:span text:style-name="T5">And, laden with the sins of earth,</text:span><text:span text:style-name="T5"><text:line-break/></text:span><text:span text:style-name="T5">None else the burden shari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3" draw:text-style-name="P5" draw:layer="layout" svg:width="25.4cm" svg:height="7.766cm" svg:x="1.27cm" svg:y="0.87cm">
          <draw:text-box>
            <text:p text:style-name="P4"><text:span text:style-name="T5">Goes patient on, grows weak and faint,</text:span></text:p>
            <text:p text:style-name="P4"><text:span text:style-name="T5">To slaughter led without complaint,</text:span><text:span text:style-name="T5"><text:line-break/></text:span><text:span text:style-name="T5">That spotless life to offer,</text:span><text:span text:style-name="T5"><text:line-break/></text:span><text:span text:style-name="T5">He bears the stripes, the wounds, the lie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3" presentation:presentation-page-layout-name="AL1T0">
        <draw:frame draw:style-name="gr4" draw:text-style-name="P7" draw:layer="layout" svg:width="24.892cm" svg:height="3.81cm" svg:x="1.524cm" svg:y="1.016cm">
          <draw:text-box>
            <text:p text:style-name="P6"><text:span text:style-name="T5">The mockery, and yet replies, </text:span><text:span text:style-name="T5"><text:line-break/></text:span><text:span text:style-name="T5">“All this I gladly suff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0">
        <draw:frame draw:style-name="gr5" draw:text-style-name="P5" draw:layer="layout" svg:width="26.162cm" svg:height="7.366cm" svg:x="1.016cm" svg:y="1.016cm">
          <draw:text-box>
            <text:p text:style-name="P4"><text:span text:style-name="T4">2. </text:span><text:span text:style-name="T6">This Lamb is Christ, the soul’s great friend,</text:span><text:span text:style-name="T5"><text:line-break/></text:span><text:span text:style-name="T5">The Lamb of God, our Savior,</text:span><text:span text:style-name="T5"><text:line-break/></text:span><text:span text:style-name="T5">Whom God the Father chose to send</text:span><text:span text:style-name="T5"><text:line-break/></text:span><text:span text:style-name="T5">To gain for us Hi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5" presentation:presentation-page-layout-name="AL1T0">
        <draw:frame draw:style-name="gr3" draw:text-style-name="P5" draw:layer="layout" svg:width="25.4cm" svg:height="7.766cm" svg:x="1.203cm" svg:y="0.864cm">
          <draw:text-box>
            <text:p text:style-name="P4"><text:span text:style-name="T5">“</text:span><text:span text:style-name="T5">Go forth, My Son,” the Father said,</text:span></text:p>
            <text:p text:style-name="P4"><text:span text:style-name="T5">“</text:span><text:span text:style-name="T5">And free My children from their dread</text:span><text:span text:style-name="T5"><text:line-break/></text:span><text:span text:style-name="T5">Of guilt and condemnation.</text:span><text:span text:style-name="T5"><text:line-break/></text:span><text:span text:style-name="T5">The wrath and stripes are hard to bea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6" presentation:presentation-page-layout-name="AL1T0">
        <draw:frame draw:style-name="gr6" draw:text-style-name="P5" draw:layer="layout" svg:width="24.869cm" svg:height="4.064cm" svg:x="1.778cm" svg:y="0.762cm">
          <draw:text-box>
            <text:p text:style-name="P4"><text:span text:style-name="T5">But by Your passion they will share</text:span><text:span text:style-name="T5"><text:line-break/></text:span><text:span text:style-name="T5">The fruit of Your salvati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7" presentation:presentation-page-layout-name="AL1T0">
        <draw:frame draw:style-name="gr3" draw:text-style-name="P5" draw:layer="layout" svg:width="25.4cm" svg:height="7.766cm" svg:x="1.27cm" svg:y="0.508cm">
          <draw:text-box>
            <text:p text:style-name="P4"><text:span text:style-name="T4">3. </text:span><text:span text:style-name="T5">“Yes, Father, yes, most willingly</text:span><text:span text:style-name="T5"><text:line-break/></text:span><text:span text:style-name="T5">I’ll bear what You command Me.</text:span><text:span text:style-name="T5"><text:line-break/></text:span><text:span text:style-name="T5">My will conforms to Your decree,</text:span><text:span text:style-name="T5"><text:line-break/></text:span><text:span text:style-name="T5">I’ll do what You have asked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8" presentation:presentation-page-layout-name="AL1T0">
        <draw:frame draw:style-name="gr3" draw:text-style-name="P5" draw:layer="layout" svg:width="25.4cm" svg:height="7.766cm" svg:x="1.27cm" svg:y="0.87cm">
          <draw:text-box>
            <text:p text:style-name="P4"><text:span text:style-name="T5">O wondrous Love, what have You done!</text:span></text:p>
            <text:p text:style-name="P4"><text:span text:style-name="T5">The Father offers up His Son,</text:span><text:span text:style-name="T5"><text:line-break/></text:span><text:span text:style-name="T5">Desiring our salvation. </text:span><text:span text:style-name="T5"><text:line-break/></text:span><text:span text:style-name="T5">O Love, how strong You are to sa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9" presentation:presentation-page-layout-name="AL1T0">
        <draw:frame draw:style-name="gr6" draw:text-style-name="P10" draw:layer="layout" svg:width="25.4cm" svg:height="4.064cm" svg:x="1.27cm" svg:y="1.016cm">
          <draw:text-box>
            <text:p text:style-name="P9"><text:span text:style-name="T5">You lay the One into the grave </text:span><text:span text:style-name="T5"><text:line-break/></text:span><text:span text:style-name="T5">Who built the earth’s found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0" presentation:presentation-page-layout-name="AL1T0">
        <draw:frame draw:style-name="gr3" draw:text-style-name="P5" draw:layer="layout" svg:width="25.4cm" svg:height="7.766cm" svg:x="1.27cm" svg:y="0.87cm">
          <draw:text-box>
            <text:p text:style-name="P4"><text:span text:style-name="T4">4. </text:span><text:span text:style-name="T5">Lord, when Your glory I shall see </text:span><text:span text:style-name="T5"><text:line-break/></text:span><text:span text:style-name="T5">And taste Your kingdom’s pleasure,</text:span><text:span text:style-name="T5"><text:line-break/></text:span><text:span text:style-name="T5">Your blood my royal robe shall be,</text:span><text:span text:style-name="T5"><text:line-break/></text:span><text:span text:style-name="T5">My joy beyond all measu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11" presentation:presentation-page-layout-name="AL1T0">
        <draw:frame draw:style-name="gr3" draw:text-style-name="P5" draw:layer="layout" svg:width="25.4cm" svg:height="7.766cm" svg:x="1.27cm" svg:y="0.798cm">
          <draw:text-box>
            <text:p text:style-name="P4"><text:span text:style-name="T5">When I appear before Your throne,</text:span></text:p>
            <text:p text:style-name="P4"><text:span text:style-name="T5">Your righteousness shall be my crown;</text:span><text:span text:style-name="T5"><text:line-break/></text:span><text:span text:style-name="T5">With these I need not hide me.</text:span><text:span text:style-name="T5"><text:line-break/></text:span><text:span text:style-name="T5">And there, in garments richly wrough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2" presentation:presentation-page-layout-name="AL1T0">
        <draw:frame draw:style-name="gr7" draw:text-style-name="P7" draw:layer="layout" svg:width="24.66cm" svg:height="10.77cm" svg:x="1.778cm" svg:y="1.098cm">
          <draw:text-box>
            <text:p text:style-name="P6"><text:span text:style-name="T5">As Your own bride shall we be brought </text:span><text:span text:style-name="T5"><text:line-break/></text:span><text:span text:style-name="T5">To stand in joy beside You.</text:span></text:p>
            <text:p text:style-name="P11"><text:span text:style-name="T7"><text:line-break/></text:span><text:span text:style-name="T7"/></text:p>
            <text:p text:style-name="P12"><text:span text:style-name="T8"/></text:p>
            <text:p text:style-name="P12"><text:span text:style-name="T8"/></text:p>
            <text:p text:style-name="P12"><text:span text:style-name="T8">© 1941 Concordia Publishing House.</text:span></text:p>
            <text:p text:style-name="P12"><text:span text:style-name="T8">Used by permission: LSB Hymn License</text:span></text:p>
            <text:p text:style-name="P12"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22000002531F1277F4C36BA80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1:25:47.739000000</meta:creation-date>
    <dc:title>Hymn template</dc:title>
    <meta:editing-duration>PT1H7M49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17T22:14:03.888000000</dc:date>
    <meta:document-statistic meta:object-count="217"/>
    <meta:template xlink:type="simple" xlink:actuate="onRequest" xlink:title="Hymn template" xlink:href="../../AppData/Roaming/LibreOffice/4/user/template/Worship%20Templsates/Hymn%20template.otp" meta:date="2015-03-17T21:25:47.209000000"/>
  </office:meta>
</office:document-meta>
</file>